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color="#ffffff"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Wody Jordanu weselcie się </text:span><text:span text:style-name="T1"><text:line-break/></text:span><text:span text:style-name="T1">nasz Zbawiciel przychodzi,</text:span><text:span text:style-name="T1"><text:line-break/></text:span><text:span text:style-name="T1">Woda Życia,</text:span><text:span text:style-name="T1"><text:line-break/></text:span><text:span text:style-name="T1">Zdrój na pusty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1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11-05T18:33:02.90</dc:date>
    <meta:editing-duration>PT00H01M32S</meta:editing-duration>
    <meta:editing-cycles>1</meta:editing-cycles>
    <meta:document-statistic meta:object-count="24"/>
    <meta:generator>OpenOffice.org/3.0$Win32 OpenOffice.org_project/300m9$Build-9358</meta:generator>
  </office:meta>
</office:document-meta>
</file>